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450000002DE08A025CC8693B4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fill-color="#0084d1" draw:textarea-horizontal-align="justify" draw:textarea-vertical-align="middle" draw:auto-grow-height="false" fo:min-height="4.75cm" fo:min-width="4.5cm"/>
    </style:style>
    <style:style style:name="gr3" style:family="graphic" style:parent-style-name="standard">
      <style:graphic-properties draw:stroke="none" draw:fill-color="#ff950e" draw:textarea-horizontal-align="justify" draw:textarea-vertical-align="middle" draw:auto-grow-height="false" fo:min-height="4.75cm" fo:min-width="4.5cm"/>
    </style:style>
    <style:style style:name="gr4" style:family="graphic" style:parent-style-name="standard">
      <style:graphic-properties draw:stroke="none" svg:stroke-color="#000000" draw:fill="solid" draw:fill-color="#000000" draw:opacity="84%" draw:textarea-horizontal-align="center" draw:textarea-vertical-align="middle" fo:min-height="4.78cm" draw:shadow="hidden"/>
    </style:style>
    <style:style style:name="gr5" style:family="graphic" style:parent-style-name="standard">
      <style:graphic-properties draw:stroke="none" draw:fill-color="#000000" draw:opacity="54%" draw:textarea-horizontal-align="justify" draw:textarea-vertical-align="middle" draw:auto-grow-height="false" fo:min-height="1.25cm" fo:min-width="3cm"/>
    </style:style>
    <style:style style:name="gr6" style:family="graphic" style:parent-style-name="standard">
      <style:graphic-properties draw:stroke="none" draw:fill="solid" draw:fill-color="#000000" draw:opacity="54%" draw:textarea-horizontal-align="justify" draw:textarea-vertical-align="middle" draw:auto-grow-height="false" fo:min-height="1.25cm" fo:min-width="3cm"/>
    </style:style>
    <style:style style:name="P1" style:family="paragraph">
      <style:paragraph-properties fo:text-align="center"/>
    </style:style>
    <style:style style:name="P2" style:family="paragraph">
      <loext:graphic-properties draw:fill-color="#0084d1"/>
      <style:paragraph-properties fo:text-align="center"/>
      <style:text-properties fo:color="#ffffff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-color="#ff950e"/>
      <style:paragraph-properties fo:text-align="center"/>
      <style:text-properties fo:color="#ffffff" fo:font-size="44pt" style:font-size-asian="44pt" style:font-size-complex="44pt"/>
    </style:style>
    <style:style style:name="P4" style:family="paragraph">
      <loext:graphic-properties draw:fill="solid" draw:fill-color="#000000" draw:opacity="84%"/>
      <style:paragraph-properties fo:text-align="center"/>
      <style:text-properties fo:font-size="96pt" style:font-size-asian="96pt" style:font-size-complex="96pt"/>
    </style:style>
    <style:style style:name="P5" style:family="paragraph">
      <loext:graphic-properties draw:fill-color="#000000" draw:opacity="54%"/>
      <style:paragraph-properties fo:text-align="center"/>
    </style:style>
    <style:style style:name="P6" style:family="paragraph">
      <loext:graphic-properties draw:fill="solid" draw:fill-color="#000000" draw:opacity="54%"/>
      <style:paragraph-properties fo:text-align="center"/>
    </style:style>
    <style:style style:name="T1" style:family="text">
      <style:text-properties fo:color="#ffffff" fo:font-size="44pt" fo:font-weight="normal" style:font-size-asian="44pt" style:font-weight-asian="normal" style:font-size-complex="44pt" style:font-weight-complex="normal"/>
    </style:style>
    <style:style style:name="T2" style:family="text">
      <style:text-properties fo:color="#ffffff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7cm" svg:height="5cm" svg:x="0.2cm" svg:y="0.2cm">
          <draw:image xlink:href="Pictures/10000000000000450000002DE08A025CC8693B49.png" xlink:type="simple" xlink:show="embed" xlink:actuate="onLoad">
            <text:p/>
          </draw:image>
        </draw:frame>
        <draw:custom-shape draw:style-name="gr2" draw:text-style-name="P2" draw:layer="layout" svg:width="5cm" svg:height="5cm" svg:x="14.2cm" svg:y="0.2cm">
          <text:p text:style-name="P1"><text:span text:style-name="T1">CN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5cm" svg:x="25.2cm" svg:y="0.2cm">
          <text:p text:style-name="P1"><text:span text:style-name="T2">RNN</text:span></text:p>
          <draw:enhanced-geometry svg:viewBox="0 0 21600 21600" draw:type="rectangle" draw:enhanced-path="M 0 0 L 21600 0 21600 21600 0 21600 0 0 Z N"/>
        </draw:custom-shape>
        <draw:g>
          <draw:path draw:style-name="gr4" draw:text-style-name="P4" draw:layer="layout" svg:width="0.879cm" svg:height="0.755cm" svg:x="36.2cm" svg:y="1.524cm" svg:viewBox="0 0 880 756" svg:d="M549 756v-242c0-104 10-198 30-280s53-160 99-234h202c-104 150-156 294-156 433h146v323zM0 756v-242c0-107 10-201 31-282 20-81 54-158 101-232h200c-104 151-157 295-157 433h147v323z">
            <text:p/>
          </draw:path>
          <draw:path draw:style-name="gr4" draw:text-style-name="P4" draw:layer="layout" svg:width="1.802cm" svg:height="2.329cm" svg:x="37.48cm" svg:y="1.524cm" svg:viewBox="0 0 1803 2330" svg:d="M1803 1674c0 207-76 368-227 483-151 116-361 173-630 173h-946v-2330h847c547 0 820 189 820 566 0 137-39 253-116 347s-186 156-327 188c185 22 328 85 428 186 100 102 151 231 151 387zM1350 604c0-126-43-216-129-270s-211-81-374-81h-531v738h531c168 0 294-32 378-95 83-64 125-161 125-292zM1483 1649c0-275-192-412-578-412h-589v840h613c193 0 334-36 422-107 88-72 132-179 132-321z">
            <text:p/>
          </draw:path>
          <draw:path draw:style-name="gr4" draw:text-style-name="P4" draw:layer="layout" svg:width="1.739cm" svg:height="1.855cm" svg:x="39.607cm" svg:y="2.032cm" svg:viewBox="0 0 1740 1856" svg:d="M541 1856c-180 0-315-48-405-143-91-94-136-225-136-390 0-185 61-327 183-427 122-99 318-152 589-158l402-7v-98c0-145-31-249-92-312-62-63-159-94-291-94-134 0-231 22-292 67-60 46-97 118-109 217l-311-28c51-322 290-483 718-483 225 0 394 52 508 155 113 103 170 252 170 447v771c0 88 12 154 35 199s67 67 132 67c29 0 61-4 98-12v186c-75 17-152 26-230 26-110 0-191-29-241-87s-78-148-85-272h-10c-76 137-164 234-265 290-101 57-224 86-368 86zM609 1632c109 0 206-24 291-74s152-118 201-204c49-87 73-176 73-267v-148l-326 7c-140 2-246 17-318 43s-128 67-166 122c-39 55-58 128-58 217 0 97 26 172 79 225 52 53 127 79 224 79z">
            <text:p/>
          </draw:path>
          <draw:path draw:style-name="gr4" draw:text-style-name="P4" draw:layer="layout" svg:width="1.438cm" svg:height="1.821cm" svg:x="41.571cm" svg:y="2.032cm" svg:viewBox="0 0 1439 1822" svg:d="M1139 1822v-1134c0-118-11-209-34-275-23-65-60-111-111-140s-125-43-223-43c-144 0-257 49-339 147-83 98-124 234-124 409v1036h-298v-1407c0-208-3-336-10-382h281c1 6 2 20 3 45 2 24 3 52 5 83 1 32 3 91 5 178h5c69-123 148-211 238-262s201-77 335-77c196 0 339 49 430 146 91 98 137 259 137 484v1192z">
            <text:p/>
          </draw:path>
          <draw:path draw:style-name="gr4" draw:text-style-name="P4" draw:layer="layout" svg:width="1.469cm" svg:height="2.453cm" svg:x="43.458cm" svg:y="1.4cm" svg:viewBox="0 0 1470 2454" svg:d="M1121 2454c-201-272-403-544-605-817-73 60-146 120-218 181 0 212 0 424 0 636-100 0-199 0-298 0 0-818 0-1636 0-2454 99 0 198 0 298 0 0 511 0 1022 0 1533 262-289 523-579 785-868 117 0 233 0 349 0-242 256-484 513-726 769 255 340 510 680 764 1020z">
            <text:p/>
          </draw:path>
          <draw:path draw:style-name="gr4" draw:text-style-name="P4" draw:layer="layout" svg:width="0.879cm" svg:height="0.755cm" svg:x="45.048cm" svg:y="1.524cm" svg:viewBox="0 0 880 756" svg:d="M549 756v-242c0-104 10-198 30-280s53-160 99-234h202c-104 150-156 294-156 433h146v323zM0 756v-242c0-107 10-201 31-282 20-81 54-158 101-232h200c-104 151-157 295-157 433h147v323z">
            <text:p/>
          </draw:path>
        </draw:g>
        <draw:custom-shape draw:style-name="gr5" draw:text-style-name="P5" draw:layer="layout" svg:width="4cm" svg:height="3cm" svg:x="9.2cm" svg:y="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4cm" svg:height="3cm" svg:x="20.2cm" svg:y="1.2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4cm" svg:height="3cm" svg:x="31.2cm" svg:y="1.2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0.2cm" fo:margin-right="0.2cm" fo:page-width="46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2T18:14:27.350281927</meta:creation-date>
    <meta:generator>LibreOffice/6.0.2.1$MacOSX_X86_64 LibreOffice_project/f7f06a8f319e4b62f9bc5095aa112a65d2f3ac89</meta:generator>
    <dc:date>2018-04-06T10:17:20.111485119</dc:date>
    <meta:editing-duration>PT3H41M7S</meta:editing-duration>
    <meta:editing-cycles>7</meta:editing-cycles>
    <meta:document-statistic meta:object-count="13"/>
  </office:meta>
</office:document-meta>
</file>